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style:line-height-at-least="0.635cm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Helvetica" fo:font-size="12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1.</text:span></text:span><text:span text:style-name="T1"> Write a Python program to read an entire text file.</text:span></text:p>
      <text:p text:style-name="P1"><text:span text:style-name="Strong_20_Emphasis"><text:span text:style-name="T1">2.</text:span></text:span><text:span text:style-name="T1"> Write a Python program to read first n lines of a file.</text:span></text:p>
      <text:p text:style-name="P1"><text:span text:style-name="Strong_20_Emphasis"><text:span text:style-name="T1">3.</text:span></text:span><text:span text:style-name="T1"> Write a Python program to append text to a file and display the text.</text:span></text:p>
      <text:p text:style-name="P1"><text:span text:style-name="Strong_20_Emphasis"><text:span text:style-name="T1">4.</text:span></text:span><text:span text:style-name="T1"> Write a Python program to read last n lines of a file.</text:span></text:p>
      <text:p text:style-name="P1"><text:span text:style-name="Strong_20_Emphasis"><text:span text:style-name="T1">5.</text:span></text:span><text:span text:style-name="T1"> Write a Python program to read a file line by line and store it into a list.</text:span></text:p>
      <text:p text:style-name="P1"><text:span text:style-name="Strong_20_Emphasis"><text:span text:style-name="T1">6.</text:span></text:span><text:span text:style-name="T1"> Write a Python program to read a file line by line store it into a variable.</text:span></text:p>
      <text:p text:style-name="P1"><text:span text:style-name="Strong_20_Emphasis"><text:span text:style-name="T1">7. </text:span></text:span><text:span text:style-name="T1">Write a Python program to read a file line by line store it into an array.</text:span></text:p>
      <text:p text:style-name="P1"><text:span text:style-name="Strong_20_Emphasis"><text:span text:style-name="T1">8. </text:span></text:span><text:span text:style-name="T1">Write a python program to find the longest words.</text:span></text:p>
      <text:p text:style-name="P1"><text:span text:style-name="Strong_20_Emphasis"><text:span text:style-name="T1">9. </text:span></text:span><text:span text:style-name="T1">Write a Python program to count the number of lines in a text file.</text:span></text:p>
      <text:p text:style-name="P1"><text:span text:style-name="Strong_20_Emphasis"><text:span text:style-name="T1">10. </text:span></text:span><text:span text:style-name="T1">Write a Python program to count the frequency of words in a file.</text:span></text:p>
      <text:p text:style-name="P1"><text:span text:style-name="Strong_20_Emphasis"><text:span text:style-name="T1">11. </text:span></text:span><text:span text:style-name="T1">Write a Python program to get the file size of a plain file.</text:span></text:p>
      <text:p text:style-name="P1"><text:span text:style-name="Strong_20_Emphasis"><text:span text:style-name="T1">12. </text:span></text:span><text:span text:style-name="T1">Write a Python program to write a list to a file.</text:span></text:p>
      <text:p text:style-name="P1"><text:span text:style-name="Strong_20_Emphasis"><text:span text:style-name="T1">13. </text:span></text:span><text:span text:style-name="T1">Write a Python program to copy the contents of a file to another file .</text:span></text:p>
      <text:p text:style-name="P1"><text:span text:style-name="Strong_20_Emphasis"><text:span text:style-name="T1">14. </text:span></text:span><text:span text:style-name="T1">Write a Python program to combine each line from first file with the corresponding line in second file.</text:span></text:p>
      <text:p text:style-name="P1"><text:span text:style-name="Strong_20_Emphasis"><text:span text:style-name="T1">15. </text:span></text:span><text:span text:style-name="T1">Write a Python program to read a random line from a file.</text:span></text:p>
      <text:p text:style-name="P1"><text:span text:style-name="Strong_20_Emphasis"><text:span text:style-name="T1">16. </text:span></text:span><text:span text:style-name="T1">Write a Python program to assess if a file is closed or not.</text:span></text:p>
      <text:p text:style-name="P1"><text:span text:style-name="Strong_20_Emphasis"><text:span text:style-name="T1">17. </text:span></text:span><text:span text:style-name="T1">Write a Python program to remove newline characters from a fil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3:10:27.861867934</meta:creation-date>
    <dc:date>2018-12-01T13:13:31.317394563</dc:date>
    <meta:editing-duration>PT3M4S</meta:editing-duration>
    <meta:editing-cycles>1</meta:editing-cycles>
    <meta:document-statistic meta:table-count="0" meta:image-count="0" meta:object-count="0" meta:page-count="1" meta:paragraph-count="17" meta:word-count="243" meta:character-count="1159" meta:non-whitespace-character-count="933"/>
    <meta:generator>LibreOffice/6.0.6.2$Linux_X86_64 LibreOffice_project/00m0$Build-2</meta:generator>
  </office:meta>
</office:document-meta>
</file>